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C100000210AB037B5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9.819cm" fo:margin-left="0cm" fo:margin-right="-0.012cm" table:align="margins"/>
    </style:style>
    <style:style style:name="Tabela1.A" style:family="table-column">
      <style:table-column-properties style:column-width="4.9cm" style:rel-column-width="2385*"/>
    </style:style>
    <style:style style:name="Tabela1.B" style:family="table-column">
      <style:table-column-properties style:column-width="14.919cm" style:rel-column-width="7260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Życie Komponentu</text:p>
      <text:p text:style-name="P1"/>
      <text:p text:style-name="P1"><draw:frame draw:style-name="fr1" draw:name="grafika1" text:anchor-type="paragraph" svg:width="19.807cm" svg:height="10.881cm" draw:z-index="0"><draw:image xlink:href="Pictures/10000000000003C100000210AB037B52.jpg" xlink:type="simple" xlink:show="embed" xlink:actuate="onLoad"/></draw:frame></text:p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/>
          </table:table-cell>
          <table:table-cell table:style-name="Tabela1.B1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35cm" fo:margin-bottom="0.596cm" fo:margin-left="0.635cm" fo:margin-right="0.55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m jm</meta:initial-creator>
    <meta:creation-date>2019-03-05T21:05:38.04</meta:creation-date>
    <meta:generator>OpenOffice/4.1.1$Win32 OpenOffice.org_project/411m6$Build-9775</meta:generator>
    <meta:document-statistic meta:table-count="1" meta:image-count="1" meta:object-count="0" meta:page-count="1" meta:paragraph-count="1" meta:word-count="2" meta:character-count="16"/>
    <dc:date>2019-03-06T22:28:11.73</dc:date>
    <dc:creator>jm jm</dc:creator>
    <meta:editing-duration>P1DT1H22M34S</meta:editing-duration>
    <meta:editing-cycles>1</meta:editing-cycles>
  </office:meta>
</office:document-meta>
</file>